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918" officeooo:paragraph-rsid="0011a918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a918" officeooo:paragraph-rsid="0011a918" style:font-size-asian="16pt" style:font-size-complex="16pt"/>
    </style:style>
    <style:style style:name="P3" style:family="paragraph" style:parent-style-name="Standard">
      <style:text-properties fo:font-size="14pt" officeooo:rsid="00132637" officeooo:paragraph-rsid="00132637" style:font-size-asian="14pt" style:font-size-complex="14pt"/>
    </style:style>
    <style:style style:name="P4" style:family="paragraph" style:parent-style-name="Standard">
      <style:text-properties fo:font-size="14pt" officeooo:rsid="0015c03e" officeooo:paragraph-rsid="0015c03e" style:font-size-asian="14pt" style:font-size-complex="14pt"/>
    </style:style>
    <style:style style:name="T1" style:family="text">
      <style:text-properties officeooo:rsid="00145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1"/>
      <text:p text:style-name="P3">Description du projet : Site évènement qui présente et organise un start-up weekend à La Manu, Amiens.</text:p>
      <text:p text:style-name="P3"/>
      <text:p text:style-name="P3">Fonctionnalités :<text:span text:style-name="T1">One page, les liens de la barre de navigation sont des ancres. Présence d’un bouton « je participe » pour les candidats désireux de s’inscrire à l’évènement. </text:span></text:p>
      <text:p text:style-name="P3"/>
      <text:p text:style-name="P4">Rubriques : Accueil, présentation, participants, planning.</text:p>
      <text:p text:style-name="P4"/>
      <text:p text:style-name="P4">Le site respectera la charte graphique de La Manu.</text:p>
      <text:p text:style-name="P4"/>
      <text:p text:style-name="P4">Url du site : StartWA/LaManu.com</text:p>
      <text:p text:style-name="P4"/>
      <text:p text:style-name="P4">Utilisation uniquement de HTML et C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48:10.830301902</meta:creation-date>
    <dc:date>2019-10-10T02:46:09.489314792</dc:date>
    <meta:editing-duration>PT7M1S</meta:editing-duration>
    <meta:editing-cycles>1</meta:editing-cycles>
    <meta:document-statistic meta:table-count="0" meta:image-count="0" meta:object-count="0" meta:page-count="1" meta:paragraph-count="7" meta:word-count="74" meta:character-count="474" meta:non-whitespace-character-count="405"/>
    <meta:generator>LibreOffice/6.0.7.3$Linux_X86_64 LibreOffice_project/00m0$Build-3</meta:generator>
  </office:meta>
</office:document-meta>
</file>